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745f8e" officeooo:paragraph-rsid="00745f8e" style:font-weight-asian="bold" style:font-weight-complex="bold"/>
    </style:style>
    <style:style style:name="P7" style:family="paragraph" style:parent-style-name="Standard">
      <style:text-properties officeooo:rsid="00205efe" officeooo:paragraph-rsid="00205efe"/>
    </style:style>
    <style:style style:name="P8" style:family="paragraph" style:parent-style-name="Standard">
      <style:text-properties officeooo:rsid="00229357" officeooo:paragraph-rsid="00229357"/>
    </style:style>
    <style:style style:name="P9" style:family="paragraph" style:parent-style-name="Standard">
      <style:text-properties officeooo:rsid="002595bb" officeooo:paragraph-rsid="002595bb"/>
    </style:style>
    <style:style style:name="P10" style:family="paragraph" style:parent-style-name="Standard">
      <style:text-properties officeooo:rsid="00297fa5" officeooo:paragraph-rsid="00297fa5"/>
    </style:style>
    <style:style style:name="P11" style:family="paragraph" style:parent-style-name="Standard">
      <style:text-properties officeooo:rsid="002b86d9" officeooo:paragraph-rsid="002b86d9"/>
    </style:style>
    <style:style style:name="P12" style:family="paragraph" style:parent-style-name="Standard">
      <style:text-properties fo:color="#ce181e" fo:font-weight="bold" fo:background-color="#fff200" style:font-weight-asian="bold" style:font-weight-complex="bold"/>
    </style:style>
    <style:style style:name="P13" style:family="paragraph" style:parent-style-name="Standard">
      <style:text-properties fo:color="#000000" fo:font-weight="bold" officeooo:rsid="002e455b" officeooo:paragraph-rsid="002e455b" fo:background-color="#ffffff" style:font-weight-asian="bold" style:font-weight-complex="bold"/>
    </style:style>
    <style:style style:name="P14" style:family="paragraph" style:parent-style-name="Standard">
      <style:text-properties fo:color="#ed1c24" fo:font-weight="bold" officeooo:rsid="002ec737" officeooo:paragraph-rsid="002ec737" fo:background-color="#fff200" style:font-weight-asian="bold" style:font-weight-complex="bold"/>
    </style:style>
    <style:style style:name="P15" style:family="paragraph" style:parent-style-name="Standard">
      <style:text-properties fo:color="#ed1c24" fo:font-weight="bold" officeooo:rsid="0033d83a" officeooo:paragraph-rsid="0033d83a" fo:background-color="#fff200" style:font-weight-asian="bold" style:font-weight-complex="bold"/>
    </style:style>
    <style:style style:name="P16" style:family="paragraph" style:parent-style-name="Standard">
      <style:text-properties fo:color="#ed1c24" fo:font-weight="bold" officeooo:rsid="0035ba7f" officeooo:paragraph-rsid="0035ba7f" fo:background-color="#fff200" style:font-weight-asian="bold" style:font-weight-complex="bold"/>
    </style:style>
    <style:style style:name="P17" style:family="paragraph" style:parent-style-name="Standard">
      <style:text-properties officeooo:rsid="003a4b39" officeooo:paragraph-rsid="003a4b39"/>
    </style:style>
    <style:style style:name="P18" style:family="paragraph" style:parent-style-name="Standard">
      <style:text-properties officeooo:rsid="003b3849" officeooo:paragraph-rsid="003b3849"/>
    </style:style>
    <style:style style:name="P19" style:family="paragraph" style:parent-style-name="Standard">
      <style:text-properties officeooo:rsid="003efe66" officeooo:paragraph-rsid="003efe66"/>
    </style:style>
    <style:style style:name="P20" style:family="paragraph" style:parent-style-name="Standard">
      <style:text-properties officeooo:rsid="003f336d" officeooo:paragraph-rsid="003f336d"/>
    </style:style>
    <style:style style:name="P21" style:family="paragraph" style:parent-style-name="Standard">
      <style:text-properties officeooo:rsid="00409db7" officeooo:paragraph-rsid="00409db7"/>
    </style:style>
    <style:style style:name="P22"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23" style:family="paragraph" style:parent-style-name="Standard">
      <style:text-properties officeooo:paragraph-rsid="00510ca4"/>
    </style:style>
    <style:style style:name="P24"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25"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26"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27" style:family="paragraph" style:parent-style-name="Standard">
      <style:text-properties officeooo:rsid="007622bb" officeooo:paragraph-rsid="007622bb"/>
    </style:style>
    <style:style style:name="P28" style:family="paragraph" style:parent-style-name="Standard">
      <style:text-properties officeooo:rsid="00770b6f" officeooo:paragraph-rsid="00770b6f"/>
    </style:style>
    <style:style style:name="P29" style:family="paragraph" style:parent-style-name="Standard">
      <style:text-properties officeooo:rsid="007909da" officeooo:paragraph-rsid="007909da"/>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31" style:family="paragraph" style:parent-style-name="Table_20_Contents">
      <style:text-properties officeooo:rsid="00480e1e" officeooo:paragraph-rsid="00480e1e"/>
    </style:style>
    <style:style style:name="P32" style:family="paragraph" style:parent-style-name="Table_20_Contents">
      <style:text-properties fo:font-weight="bold" officeooo:rsid="00480e1e" officeooo:paragraph-rsid="00480e1e" style:font-weight-asian="bold" style:font-weight-complex="bold"/>
    </style:style>
    <style:style style:name="P33" style:family="paragraph" style:parent-style-name="Table_20_Contents">
      <style:text-properties fo:font-weight="bold" officeooo:rsid="004fb63f" officeooo:paragraph-rsid="004fb63f" style:font-weight-asian="bold" style:font-weight-complex="bold"/>
    </style:style>
    <style:style style:name="P34" style:family="paragraph" style:parent-style-name="Table_20_Contents">
      <style:text-properties officeooo:rsid="0048f831" officeooo:paragraph-rsid="0048f831"/>
    </style:style>
    <style:style style:name="P35" style:family="paragraph" style:parent-style-name="Table_20_Contents">
      <style:text-properties officeooo:rsid="0049e7d5" officeooo:paragraph-rsid="0049e7d5"/>
    </style:style>
    <style:style style:name="P36" style:family="paragraph" style:parent-style-name="Table_20_Contents">
      <style:text-properties officeooo:rsid="004bfcce" officeooo:paragraph-rsid="004bfcce"/>
    </style:style>
    <style:style style:name="P37" style:family="paragraph" style:parent-style-name="Table_20_Contents">
      <style:text-properties officeooo:rsid="004edada" officeooo:paragraph-rsid="004edada"/>
    </style:style>
    <style:style style:name="P38" style:family="paragraph" style:parent-style-name="Table_20_Contents">
      <style:text-properties officeooo:rsid="004f21c1" officeooo:paragraph-rsid="004f21c1"/>
    </style:style>
    <style:style style:name="P39" style:family="paragraph" style:parent-style-name="Table_20_Contents">
      <style:text-properties officeooo:rsid="004fb63f" officeooo:paragraph-rsid="004fb63f"/>
    </style:style>
    <style:style style:name="P40" style:family="paragraph" style:parent-style-name="Table_20_Contents">
      <style:text-properties officeooo:rsid="00503988" officeooo:paragraph-rsid="00503988"/>
    </style:style>
    <style:style style:name="P41" style:family="paragraph" style:parent-style-name="Standard">
      <style:text-properties fo:font-variant="normal" fo:text-transform="none" fo:color="#222222" style:font-name="Source Sans Pro" fo:font-size="10.8000001907349pt" fo:letter-spacing="normal" fo:font-style="normal" fo:font-weight="normal" officeooo:rsid="0066b8bc" officeooo:paragraph-rsid="00510ca4"/>
    </style:style>
    <style:style style:name="P42" style:family="paragraph" style:parent-style-name="Standard">
      <style:text-properties fo:font-variant="normal" fo:text-transform="none" fo:color="#222222" style:font-name="Source Sans Pro" fo:font-size="10.8000001907349pt" fo:letter-spacing="normal" fo:font-style="normal" fo:font-weight="normal" officeooo:rsid="00678097" officeooo:paragraph-rsid="00678097" style:font-weight-asian="bold" style:font-weight-complex="bold"/>
    </style:style>
    <style:style style:name="P43"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44" style:family="paragraph" style:parent-style-name="Standard">
      <style:text-properties fo:font-variant="normal" fo:text-transform="none" fo:color="#222222" style:font-name="Source Sans Pro" fo:font-size="10.8000001907349pt" fo:letter-spacing="normal" fo:font-style="normal" fo:font-weight="bold" officeooo:rsid="007ba9f7" officeooo:paragraph-rsid="007ba9f7" style:font-weight-asian="bold" style:font-weight-complex="bold"/>
    </style:style>
    <style:style style:name="P45" style:family="paragraph" style:parent-style-name="Standard">
      <style:text-properties fo:font-variant="normal" fo:text-transform="none" fo:color="#222222" style:font-name="Source Sans Pro" fo:font-size="10.8000001907349pt" fo:letter-spacing="normal" fo:font-style="normal" fo:font-weight="bold" officeooo:rsid="007ba9f7" officeooo:paragraph-rsid="0082fb53" style:font-weight-asian="bold" style:font-weight-complex="bold"/>
    </style:style>
    <style:style style:name="P46" style:family="paragraph" style:parent-style-name="Standard">
      <style:text-properties fo:font-variant="normal" fo:text-transform="none" fo:color="#222222" style:font-name="Source Sans Pro" fo:font-size="10.8000001907349pt" fo:letter-spacing="normal" fo:font-style="normal" fo:font-weight="bold" officeooo:rsid="007d8092" officeooo:paragraph-rsid="007d8092" style:font-weight-asian="bold" style:font-weight-complex="bold"/>
    </style:style>
    <style:style style:name="P47" style:family="paragraph" style:parent-style-name="Standard">
      <style:text-properties fo:font-variant="normal" fo:text-transform="none" fo:color="#222222" style:font-name="Source Sans Pro" fo:font-size="10.8000001907349pt" fo:letter-spacing="normal" fo:font-style="normal" fo:font-weight="bold" officeooo:rsid="0082fb53" officeooo:paragraph-rsid="0082fb53" style:font-weight-asian="bold" style:font-weight-complex="bold"/>
    </style:style>
    <style:style style:name="T1" style:family="text">
      <style:text-properties fo:font-weight="bold" style:font-weight-asian="bold" style:font-weight-complex="bold"/>
    </style:style>
    <style:style style:name="T2" style:family="text">
      <style:text-properties officeooo:rsid="00221ee3"/>
    </style:style>
    <style:style style:name="T3" style:family="text">
      <style:text-properties officeooo:rsid="002792c8"/>
    </style:style>
    <style:style style:name="T4" style:family="text">
      <style:text-properties officeooo:rsid="002980db"/>
    </style:style>
    <style:style style:name="T5" style:family="text">
      <style:text-properties fo:font-weight="normal" style:font-weight-asian="normal" style:font-weight-complex="normal"/>
    </style:style>
    <style:style style:name="T6" style:family="text">
      <style:text-properties officeooo:rsid="002c55ee"/>
    </style:style>
    <style:style style:name="T7" style:family="text">
      <style:text-properties fo:color="#ce181e" fo:font-weight="bold" fo:background-color="#fff200" loext:char-shading-value="0" style:font-weight-asian="bold" style:font-weight-complex="bold"/>
    </style:style>
    <style:style style:name="T8" style:family="text">
      <style:text-properties fo:color="#ce181e" fo:font-weight="bold" officeooo:rsid="002792c8" fo:background-color="#fff200" loext:char-shading-value="0" style:font-weight-asian="bold" style:font-weight-complex="bold"/>
    </style:style>
    <style:style style:name="T9" style:family="text">
      <style:text-properties fo:color="#ce181e" fo:font-weight="bold" officeooo:rsid="00315ab5" fo:background-color="#fff200" loext:char-shading-value="0" style:font-weight-asian="bold" style:font-weight-complex="bold"/>
    </style:style>
    <style:style style:name="T10" style:family="text">
      <style:text-properties fo:color="#ce181e" style:text-underline-style="none" fo:font-weight="bold" officeooo:rsid="0023e900" fo:background-color="#fff200" loext:char-shading-value="0" style:font-weight-asian="bold" style:font-weight-complex="bold"/>
    </style:style>
    <style:style style:name="T11" style:family="text">
      <style:text-properties fo:color="#ce181e" officeooo:rsid="002c55ee" fo:background-color="#fff200" loext:char-shading-value="0"/>
    </style:style>
    <style:style style:name="T12" style:family="text">
      <style:text-properties fo:color="#ed1c24" officeooo:rsid="002c55ee" fo:background-color="#fff200" loext:char-shading-value="0"/>
    </style:style>
    <style:style style:name="T13" style:family="text">
      <style:text-properties fo:color="#ed1c24" fo:font-weight="bold" fo:background-color="#fff200" loext:char-shading-value="0" style:font-weight-asian="bold" style:font-weight-complex="bold"/>
    </style:style>
    <style:style style:name="T14" style:family="text">
      <style:text-properties fo:color="#ed1c24" fo:font-weight="bold" officeooo:rsid="002792c8" fo:background-color="#fff200" loext:char-shading-value="0" style:font-weight-asian="bold" style:font-weight-complex="bold"/>
    </style:style>
    <style:style style:name="T15" style:family="text">
      <style:text-properties fo:color="#ed1c24" fo:font-weight="bold" officeooo:rsid="004125b3" fo:background-color="#fff200" loext:char-shading-value="0" style:font-weight-asian="bold" style:font-weight-complex="bold"/>
    </style:style>
    <style:style style:name="T16" style:family="text">
      <style:text-properties officeooo:rsid="00354156"/>
    </style:style>
    <style:style style:name="T17" style:family="text">
      <style:text-properties fo:background-color="transparent" loext:char-shading-value="0"/>
    </style:style>
    <style:style style:name="T18" style:family="text">
      <style:text-properties officeooo:rsid="00354156" fo:background-color="transparent" loext:char-shading-value="0"/>
    </style:style>
    <style:style style:name="T19" style:family="text">
      <style:text-properties officeooo:rsid="0035faa0"/>
    </style:style>
    <style:style style:name="T20" style:family="text">
      <style:text-properties officeooo:rsid="00396542"/>
    </style:style>
    <style:style style:name="T21" style:family="text">
      <style:text-properties officeooo:rsid="003c69a9"/>
    </style:style>
    <style:style style:name="T22" style:family="text">
      <style:text-properties officeooo:rsid="003f0fbc"/>
    </style:style>
    <style:style style:name="T23" style:family="text">
      <style:text-properties officeooo:rsid="004125b3"/>
    </style:style>
    <style:style style:name="T24" style:family="text">
      <style:text-properties officeooo:rsid="0043766d"/>
    </style:style>
    <style:style style:name="T25" style:family="text">
      <style:text-properties fo:font-variant="normal" fo:text-transform="none" fo:color="#222222" style:font-name="Source Sans Pro" fo:font-size="10.8000001907349pt" fo:letter-spacing="normal" fo:font-style="normal" fo:font-weight="bold"/>
    </style:style>
    <style:style style:name="T26" style:family="text">
      <style:text-properties fo:font-variant="normal" fo:text-transform="none" fo:color="#222222" style:font-name="Source Sans Pro" fo:font-size="10.8000001907349pt" fo:letter-spacing="normal" fo:font-style="normal" fo:font-weight="normal"/>
    </style:style>
    <style:style style:name="T27" style:family="text">
      <style:text-properties fo:font-variant="normal" fo:text-transform="none" fo:color="#222222" fo:letter-spacing="normal"/>
    </style:style>
    <style:style style:name="T28" style:family="text">
      <style:text-properties fo:font-variant="normal" fo:text-transform="none" fo:color="#000000" style:font-name="Liberation Serif" fo:font-size="12pt" fo:letter-spacing="normal" fo:font-style="normal" style:font-size-asian="12pt" style:font-size-complex="12pt"/>
    </style:style>
    <style:style style:name="T29" style:family="text">
      <style:text-properties fo:color="#000000"/>
    </style:style>
    <style:style style:name="T30" style:family="text">
      <style:text-properties fo:color="#000000" style:font-name="Arial"/>
    </style:style>
    <style:style style:name="T31" style:family="text">
      <style:text-properties fo:color="#000000" style:font-name="Arial" fo:font-weight="bold"/>
    </style:style>
    <style:style style:name="T32" style:family="text">
      <style:text-properties officeooo:rsid="00530630"/>
    </style:style>
    <style:style style:name="T33" style:family="text">
      <style:text-properties officeooo:rsid="0054d0f5"/>
    </style:style>
    <style:style style:name="T34" style:family="text">
      <style:text-properties officeooo:rsid="0075faa6"/>
    </style:style>
    <style:style style:name="T35" style:family="text">
      <style:text-properties officeooo:rsid="0075faa6" fo:background-color="#fff200" loext:char-shading-value="0"/>
    </style:style>
    <style:style style:name="T36" style:family="text">
      <style:text-properties officeooo:rsid="007ee3e7"/>
    </style:style>
    <style:style style:name="T37" style:family="text">
      <style:text-properties officeooo:rsid="0085c49c"/>
    </style:style>
    <style:style style:name="T38" style:family="text">
      <style:text-properties officeooo:rsid="00870c7d"/>
    </style:style>
    <style:style style:name="T39" style:family="text">
      <style:text-properties officeooo:rsid="008885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Public keyword – <text:span text:style-name="T5">access modifier</text:span></text:p>
      <text:p text:style-name="P1"/>
      <text:p text:style-name="P1">Q. What is polymorphism? What is static and dynamic polymorphism? What is the difference between method overloading and method overriding?</text:p>
      <text:p text:style-name="P1"/>
      <text:p text:style-name="Standard"><text:span text:style-name="T13">Overloading</text:span> occurs when two or more methods in one class have the same method name but different parameters.</text:p>
      <text:p text:style-name="Standard"><text:span text:style-name="T13">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25"/>
      <text:p text:style-name="P1">Class is a blueprint or template <text:span text:style-name="T33">for creating objects</text:span>, <text:span text:style-name="T32">and the implementation of its member’s methods</text:span>. <text:span text:style-name="T28">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30"><text:span text:style-name="T35">Static members</text:span><text:span text:style-name="T34"> - </text:span>When a member of the class is declared as static, it can be accessed before the objects of its class are created, and without any object reference.</text:p>
      <text:p text:style-name="Standard"/>
      <text:p text:style-name="P27">We use static fields in situations where a value is independent of objects, and we want to share it across all objects. </text:p>
      <text:p text:style-name="P27"/>
      <text:p text:style-name="P28">Static methods of a class can only see other static methods of that class, not the instance methods.</text:p>
      <text:p text:style-name="P28"/>
      <text:p text:style-name="P29">The main method is declared static to enable the java runtime to directly call this method without creating a new object.</text:p>
      <text:p text:style-name="Standard"><text:soft-page-break/></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13">S</text:span><text:span text:style-name="T7">earch by value - O(n), search by index - O(n), insert at tail/head - O(1), insert at middle - O(n)</text:span></text:p>
      <text:p text:style-name="Standard"/>
      <text:p text:style-name="P12">Deletion - beginning - O(1), end - O(n), middle – O(n)</text:p>
      <text:p text:style-name="Standard"/>
      <text:p text:style-name="P7">Deletion of doubly linked list – <text:span text:style-name="T2">end - </text:span>O(1)</text:p>
      <text:p text:style-name="Standard"/>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8"><text:span text:style-name="T1">Stacks</text:span> – remove only at the top. Last In First Out (LIFO). <text:span text:style-name="T10">Push , pop, peek, isEmpty – O(1)</text:span></text:p>
      <text:p text:style-name="P8"><text:soft-page-break/></text:p>
      <text:p text:style-name="P9"><text:span text:style-name="T1">Queues</text:span> – FIFO. Incoming requests are processed in a queue. <text:span text:style-name="T8">Enqueu</text:span><text:span text:style-name="T9">e</text:span><text:span text:style-name="T8">, dequeue, peek, isEmpty, isFull – O(1)</text:span><text:span text:style-name="T14">.</text:span><text:span text:style-name="T3"> Items are added or removed from the back or the front.</text:span> </text:p>
      <text:p text:style-name="P9"/>
      <text:p text:style-name="P10">Reversing <text:span text:style-name="T4">a queue (or string) – Dequeue from queue and that push to a stack. Then pop each of the elements from the stack. It should be in reverse order. </text:span></text:p>
      <text:p text:style-name="Standard"/>
      <text:p text:style-name="P11"><text:span text:style-name="T1">Priority Queues</text:span> – objects are processed based on their priority, not in the order they are entered. </text:p>
      <text:p text:style-name="P11"/>
      <text:p text:style-name="P2">HashTables – <text:span text:style-name="T5">data structures that store key value pairs. </text:span><text:span text:style-name="T12">I</text:span><text:span text:style-name="T11">nsert, Delete, lookup functions – O(1)</text:span></text:p>
      <text:p text:style-name="P13"><text:span text:style-name="T6">H</text:span>ashMap can store null key value pairs as well.</text:p>
      <text:p text:style-name="P13"/>
      <text:p text:style-name="P14">Strings: We can’t iterate over Strings in java. We need to convert it to CharacterArray.</text:p>
      <text:p text:style-name="P14"/>
      <text:p text:style-name="P15"><text:span text:style-name="T17">Trees: It’s a hierarchical data structure. </text:span><text:span text:style-name="T16">Logarithmic time complexity – O(log n). </text:span><text:span text:style-name="T18">We throw out half the data in search. </text:span></text:p>
      <text:p text:style-name="P16"><text:span text:style-name="T20">Binary search tree: <text:s/></text:span>Lookup: O(log n) <text:s text:c="2"/><text:tab/><text:span text:style-name="T19">Insert: O(log n) <text:tab/>Deletion: O(log N)</text:span></text:p>
      <text:p text:style-name="P14"/>
      <text:p text:style-name="P14"/>
      <text:p text:style-name="P17">Breadt first search – Level order traversal. Level by level traversal.</text:p>
      <text:p text:style-name="P17"/>
      <text:p text:style-name="P18">Depth first : pre-order <text:span text:style-name="T21">(root-left-right)</text:span>, in-order <text:span text:style-name="T21">(left-root-right)</text:span>, post-order <text:span text:style-name="T21">(left-right-root)</text:span></text:p>
      <text:p text:style-name="P18"/>
      <text:p text:style-name="P19">In-order traversal: returns node values in ascending/<text:span text:style-name="T22">descending</text:span> order. <text:span text:style-name="T22">Descending (right-root-left)</text:span> </text:p>
      <text:p text:style-name="P20">Post-order traversal – pass through all nodes at a level from the leaves to the root node.</text:p>
      <text:p text:style-name="P20"/>
      <text:p text:style-name="P21"><text:span text:style-name="T1">Heap</text:span> – A complete binary tree where the children of a <text:span text:style-name="T23">root</text:span> node are less than or <text:span text:style-name="T23">equal to it (max heap). Root node is max. Min heap is where root node is lowest value. </text:span><text:span text:style-name="T15">Insertion, deletion – O(log n)</text:span></text:p>
      <text:p text:style-name="P3"><text:span text:style-name="T24">Max value – O(1), </text:span>Height of a binary tree H = O(log n)</text:p>
      <text:p text:style-name="P3"/>
      <text:p text:style-name="P22">*********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Name</text:p>
          </table:table-cell>
          <table:table-cell table:style-name="Table2.A1" office:value-type="string">
            <text:p text:style-name="P32">Best </text:p>
          </table:table-cell>
          <table:table-cell table:style-name="Table2.A1" office:value-type="string">
            <text:p text:style-name="P32">Worst</text:p>
          </table:table-cell>
          <table:table-cell table:style-name="Table2.A1" office:value-type="string">
            <text:p text:style-name="P33">Space best</text:p>
          </table:table-cell>
          <table:table-cell table:style-name="Table2.E1" office:value-type="string">
            <text:p text:style-name="P33">Space worst</text:p>
          </table:table-cell>
        </table:table-row>
        <table:table-row>
          <table:table-cell table:style-name="Table2.A2" office:value-type="string">
            <text:p text:style-name="P31">Bubble sort</text:p>
          </table:table-cell>
          <table:table-cell table:style-name="Table2.A2" office:value-type="string">
            <text:p text:style-name="P31">O(n)</text:p>
          </table:table-cell>
          <table:table-cell table:style-name="Table2.A2" office:value-type="string">
            <text:p text:style-name="P31">O(n^2)</text:p>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4">Selection sort</text:p>
          </table:table-cell>
          <table:table-cell table:style-name="Table2.A2" office:value-type="string">
            <text:p text:style-name="P35">O(n^2)</text:p>
          </table:table-cell>
          <table:table-cell table:style-name="Table2.A2" office:value-type="string">
            <text:p text:style-name="P35">O(n^2)</text:p>
          </table:table-cell>
          <table:table-cell table:style-name="Table2.A2" office:value-type="string">
            <text:p text:style-name="P35"/>
          </table:table-cell>
          <table:table-cell table:style-name="Table2.E2" office:value-type="string">
            <text:p text:style-name="P35"/>
          </table:table-cell>
        </table:table-row>
        <table:table-row>
          <table:table-cell table:style-name="Table2.A2" office:value-type="string">
            <text:p text:style-name="P34">Insertion sort</text:p>
          </table:table-cell>
          <table:table-cell table:style-name="Table2.A2" office:value-type="string">
            <text:p text:style-name="P36">O(n) </text:p>
          </table:table-cell>
          <table:table-cell table:style-name="Table2.A2" office:value-type="string">
            <text:p text:style-name="P36">O(n^2)</text:p>
          </table:table-cell>
          <table:table-cell table:style-name="Table2.A2" office:value-type="string">
            <text:p text:style-name="P36"/>
          </table:table-cell>
          <table:table-cell table:style-name="Table2.E2" office:value-type="string">
            <text:p text:style-name="P36"/>
          </table:table-cell>
        </table:table-row>
        <table:table-row>
          <table:table-cell table:style-name="Table2.A2" office:value-type="string">
            <text:p text:style-name="P34">Merge Sort</text:p>
          </table:table-cell>
          <table:table-cell table:style-name="Table2.A2" office:value-type="string">
            <text:p text:style-name="P37">O(n log n)</text:p>
          </table:table-cell>
          <table:table-cell table:style-name="Table2.A2" office:value-type="string">
            <text:p text:style-name="P37">O(n log n)</text:p>
          </table:table-cell>
          <table:table-cell table:style-name="Table2.A2" office:value-type="string">
            <text:p text:style-name="P40">O(n)</text:p>
          </table:table-cell>
          <table:table-cell table:style-name="Table2.E2" office:value-type="string">
            <text:p text:style-name="P40">O(n)</text:p>
          </table:table-cell>
        </table:table-row>
        <table:table-row>
          <table:table-cell table:style-name="Table2.A2" office:value-type="string">
            <text:p text:style-name="P34">Quick Sort</text:p>
          </table:table-cell>
          <table:table-cell table:style-name="Table2.A2" office:value-type="string">
            <text:p text:style-name="P38">O(n log n)</text:p>
          </table:table-cell>
          <table:table-cell table:style-name="Table2.A2" office:value-type="string">
            <text:p text:style-name="P38">O(n^2)</text:p>
          </table:table-cell>
          <table:table-cell table:style-name="Table2.A2" office:value-type="string">
            <text:p text:style-name="P39">O (log n) </text:p>
          </table:table-cell>
          <table:table-cell table:style-name="Table2.E2" office:value-type="string">
            <text:p text:style-name="P39">O(n)</text:p>
          </table:table-cell>
        </table:table-row>
        <table:table-row>
          <table:table-cell table:style-name="Table2.A2" office:value-type="string">
            <text:p text:style-name="P34">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34">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24"><text:soft-page-break/>What does the header file do in C language?</text:p>
      <text:p text:style-name="P24"><text:span text:style-name="T30">A header file is a file with extension </text:span><text:span text:style-name="T31">.h</text:span><text:span text:style-name="T29"> </text:span><text:span text:style-name="T30">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24"/>
      <text:p text:style-name="P24">(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23"><text:span text:style-name="Strong_20_Emphasis"><text:span text:style-name="T25">NORMALIZATION</text:span></text:span><text:span text:style-name="T27"> </text:span><text:span text:style-name="T26">is a database design technique that organizes tables in a manner that reduces redundancy and dependency of data. Normalization divides larger tables into smaller tables and links them using relationships.</text:span></text:p>
      <text:p text:style-name="P41"/>
      <text:p text:style-name="P42"/>
      <text:p text:style-name="P26">(INNER) JOIN: Returns records that have matching values in both tables</text:p>
      <text:p text:style-name="P26"/>
      <text:p text:style-name="P26">LEFT (OUTER) JOIN: Returns all records from the left table, and the matched records from the right table</text:p>
      <text:p text:style-name="P26"/>
      <text:p text:style-name="P26">RIGHT (OUTER) JOIN: Returns all records from the right table, and the matched records from the left table</text:p>
      <text:p text:style-name="P26"/>
      <text:p text:style-name="P26">FULL (OUTER) JOIN: Returns all records when there is a match in either left or right table</text:p>
      <text:p text:style-name="P26"/>
      <text:p text:style-name="P26"/>
      <text:p text:style-name="P26"/>
      <text:p text:style-name="P26"/>
      <text:p text:style-name="P26"/>
      <text:p text:style-name="P26"/>
      <text:p text:style-name="P26"/>
      <text:p text:style-name="P26"/>
      <text:p text:style-name="P26"/>
      <text:p text:style-name="P45"><text:soft-page-break/>My greatest strength is my persistence. I may not always know all the answers right away but I will always google a problem and try to find a solution. If there aren’t any <text:span text:style-name="T37">solutions right away </text:span>I will look up resources to learn enough <text:span text:style-name="T38">about the problem</text:span> <text:span text:style-name="T38">and</text:span> reach a solution for myself.</text:p>
      <text:p text:style-name="P45"/>
      <text:p text:style-name="P47">My strength is my eye for detail in front end development. </text:p>
      <text:p text:style-name="P45"><text:s/></text:p>
      <text:p text:style-name="P44"/>
      <text:p text:style-name="P46">My greatest weakness would be that I don’t have a lot of industrial experience, <text:span text:style-name="T36">a lot of the nuances involved with working at an office, but</text:span> I am <text:span text:style-name="T36">actively </text:span>trying to remedy <text:span text:style-name="T39">that</text:span> as we speak. <text:s/><text:span text:style-name="T36">I’m confident that I will be able to adapt and learn everything that will be required of me for this job. </text:span></text:p>
      <text:p text:style-name="P46"/>
      <text:p text:style-name="P46"/>
      <text:p text:style-name="P47">I want this job to advance my career in web development. I want to learn and grow to be one of the best in the industry, so that in 5 years time I can say I am one of the best front end or full stack web developers in my entire field.</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7-17T20:24:54.530081207</dc:date>
    <meta:editing-duration>P3DT9H47M27S</meta:editing-duration>
    <meta:editing-cycles>77</meta:editing-cycles>
    <meta:generator>LibreOffice/6.0.7.3$Linux_X86_64 LibreOffice_project/00m0$Build-3</meta:generator>
    <meta:document-statistic meta:table-count="1" meta:image-count="0" meta:object-count="0" meta:page-count="5" meta:paragraph-count="95" meta:word-count="1502" meta:character-count="8804" meta:non-whitespace-character-count="7265"/>
  </office:meta>
</office:document-meta>
</file>